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13.089cm"/>
    </style:style>
    <style:style style:name="gr2" style:family="graphic" style:parent-style-name="standard">
      <style:graphic-properties draw:textarea-horizontal-align="justify" draw:textarea-vertical-align="middle" draw:auto-grow-height="false" fo:min-height="9.656cm" fo:min-width="13.089cm"/>
    </style:style>
    <style:style style:name="gr3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89cm" svg:height="2.413cm" svg:x="3.413cm" svg:y="6.588cm">
          <text:p text:style-name="P1">Schedu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589cm" svg:height="9.906cm" svg:x="3.413cm" svg:y="9.128cm">
          <text:p text:style-name="P1">Schedule ID (Integer)</text:p>
          <text:p text:style-name="P1">Medication Name (String)</text:p>
          <text:p text:style-name="P1">Dosage (String)</text:p>
          <text:p text:style-name="P1">Time (String)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319cm" svg:height="2.667cm" svg:x="3.794cm" svg:y="2.27cm">
          <draw:text-box>
            <text:p>Simple Schedule “ERD” - </text:p>
            <text:p>With final version of Application, only one entity was required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1T12:54:06.135000000</meta:creation-date>
    <dc:date>2017-08-11T13:02:50.358000000</dc:date>
    <meta:editing-duration>PT8M44S</meta:editing-duration>
    <meta:editing-cycles>1</meta:editing-cycles>
    <meta:document-statistic meta:object-count="3"/>
    <meta:generator>LibreOffice/5.3.4.2$Windows_x86 LibreOffice_project/f82d347ccc0be322489bf7da61d7e4ad13fe2ff3</meta:generator>
  </office:meta>
</office:document-meta>
</file>